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182cm" style:rel-column-width="670*"/>
    </style:style>
    <style:style style:name="Tabella2.B" style:family="table-column">
      <style:table-column-properties style:column-width="1.773cm" style:rel-column-width="1005*"/>
    </style:style>
    <style:style style:name="Tabella2.E" style:family="table-column">
      <style:table-column-properties style:column-width="0.503cm" style:rel-column-width="285*"/>
    </style:style>
    <style:style style:name="Tabella2.F" style:family="table-column">
      <style:table-column-properties style:column-width="0.582cm" style:rel-column-width="330*"/>
    </style:style>
    <style:style style:name="Tabella2.G" style:family="table-column">
      <style:table-column-properties style:column-width="0.714cm" style:rel-column-width="405*"/>
    </style:style>
    <style:style style:name="Tabella2.H" style:family="table-column">
      <style:table-column-properties style:column-width="2.376cm" style:rel-column-width="1347*"/>
    </style:style>
    <style:style style:name="Tabella2.I" style:family="table-column">
      <style:table-column-properties style:column-width="1.628cm" style:rel-column-width="923*"/>
    </style:style>
    <style:style style:name="Tabella2.J" style:family="table-column">
      <style:table-column-properties style:column-width="1.693cm" style:rel-column-width="960*"/>
    </style:style>
    <style:style style:name="Tabella2.K" style:family="table-column">
      <style:table-column-properties style:column-width="1.69cm" style:rel-column-width="958*"/>
    </style:style>
    <style:style style:name="Tabella2.L" style:family="table-column">
      <style:table-column-properties style:column-width="1.508cm" style:rel-column-width="855*"/>
    </style:style>
    <style:style style:name="Tabella2.M" style:family="table-column">
      <style:table-column-properties style:column-width="3.413cm" style:rel-column-width="1935*"/>
    </style:style>
    <style:style style:name="Tabella2.N" style:family="table-column">
      <style:table-column-properties style:column-width="2.09cm" style:rel-column-width="1185*"/>
    </style:style>
    <style:style style:name="Tabella2.O" style:family="table-column">
      <style:table-column-properties style:column-width="1.905cm" style:rel-column-width="1080*"/>
    </style:style>
    <style:style style:name="Tabella2.P" style:family="table-column">
      <style:table-column-properties style:column-width="1.771cm" style:rel-column-width="1004*"/>
    </style:style>
    <style:style style:name="Tabella2.Q" style:family="table-column">
      <style:table-column-properties style:column-width="2.127cm" style:rel-column-width="1206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C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P4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Q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officeooo:rsid="00b7f5a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3333"/>
    </style:style>
    <style:style style:name="T11" style:family="text">
      <style:text-properties fo:color="#ff3333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3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header-rows>
          <table:table-row>
            <table:table-cell table:style-name="Tabella2.A1" table:number-rows-spanned="2" office:value-type="string">
              <text:p text:style-name="P9">Padre</text:p>
            </table:table-cell>
            <table:table-cell table:style-name="Tabella2.A1" table:number-rows-spanned="2" office:value-type="string">
              <text:p text:style-name="P9">OC</text:p>
            </table:table-cell>
            <table:table-cell table:style-name="Tabella2.A1" table:number-rows-spanned="2" office:value-type="string">
              <text:p text:style-name="P9">Mag.</text:p>
            </table:table-cell>
            <table:table-cell table:style-name="Tabella2.A1" table:number-rows-spanned="2" office:value-type="string">
              <text:p text:style-name="P9">Da fare</text:p>
            </table:table-cell>
            <table:table-cell table:style-name="Tabella2.A1" table:number-rows-spanned="2" office:value-type="string">
              <text:p text:style-name="P9">Neg</text:p>
            </table:table-cell>
            <table:table-cell table:style-name="Tabella2.A1" table:number-rows-spanned="2" office:value-type="string">
              <text:p text:style-name="P10">DB</text:p>
            </table:table-cell>
            <table:table-cell table:style-name="Tabella2.G1" table:number-columns-spanned="5" office:value-type="string">
              <text:p text:style-name="P10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11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G2" office:value-type="string">
              <text:p text:style-name="P12">#</text:p>
            </table:table-cell>
            <table:table-cell table:style-name="Tabella2.G2" office:value-type="string">
              <text:p text:style-name="P13">Codice</text:p>
            </table:table-cell>
            <table:table-cell table:style-name="Tabella2.G2" office:value-type="string">
              <text:p text:style-name="P14">Fabb<text:span text:style-name="T8">is</text:span> *</text:p>
            </table:table-cell>
            <table:table-cell table:style-name="Tabella2.G2" office:value-type="string">
              <text:p text:style-name="P27">Mag.</text:p>
            </table:table-cell>
            <table:table-cell table:style-name="Tabella2.G2" office:value-type="string">
              <text:p text:style-name="P26">Da fare</text:p>
            </table:table-cell>
            <table:table-cell table:style-name="Tabella2.L2" office:value-type="string">
              <text:p text:style-name="P12">#</text:p>
            </table:table-cell>
            <table:table-cell table:style-name="Tabella2.L2" office:value-type="string">
              <text:p text:style-name="P15">Tubo</text:p>
            </table:table-cell>
            <table:table-cell table:style-name="Tabella2.L2" office:value-type="string">
              <text:p text:style-name="P17">Fabb<text:span text:style-name="T8">is</text:span> <text:span text:style-name="T4">*</text:span></text:p>
            </table:table-cell>
            <table:table-cell table:style-name="Tabella2.L2" office:value-type="string">
              <text:p text:style-name="P16">Mag.</text:p>
            </table:table-cell>
            <table:table-cell table:style-name="Tabella2.L2" office:value-type="string">
              <text:p text:style-name="P16">OF</text:p>
            </table:table-cell>
            <table:table-cell table:style-name="Tabella2.Q2" office:value-type="string">
              <text:p text:style-name="P18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6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24"><text:placeholder text:placeholder-type="text">&lt;record[0]&gt;</text:placeholder></text:p>
          </table:table-cell>
          <table:table-cell table:style-name="Tabella2.B4" office:value-type="string">
            <text:p text:style-name="P22"><text:placeholder text:placeholder-type="text">&lt;record[1]&gt;</text:placeholder></text:p>
          </table:table-cell>
          <table:table-cell table:style-name="Tabella2.C4" office:value-type="string">
            <text:p text:style-name="P22"><text:placeholder text:placeholder-type="text">&lt;record[2]&gt;</text:placeholder></text:p>
          </table:table-cell>
          <table:table-cell table:style-name="Tabella2.D4" office:value-type="string">
            <text:p text:style-name="P22"><text:placeholder text:placeholder-type="text">&lt;record[3]&gt;</text:placeholder></text:p>
          </table:table-cell>
          <table:table-cell table:style-name="Tabella2.A4" office:value-type="string">
            <text:p text:style-name="P19"><text:placeholder text:placeholder-type="text">&lt;record[4] or ''&gt;</text:placeholder></text:p>
          </table:table-cell>
          <table:table-cell table:style-name="Tabella2.A4" office:value-type="string">
            <text:p text:style-name="P25"><text:span text:style-name="T11"><text:placeholder text:placeholder-type="text">&lt;record[5] or ''&gt;</text:placeholder></text:span></text:p>
          </table:table-cell>
          <table:table-cell table:style-name="Tabella2.A4" office:value-type="string">
            <text:p text:style-name="P22"><text:placeholder text:placeholder-type="text">&lt;record[6]&gt;</text:placeholder></text:p>
          </table:table-cell>
          <table:table-cell table:style-name="Tabella2.A4" office:value-type="string">
            <text:p text:style-name="P23"><text:placeholder text:placeholder-type="text">&lt;record[7]&gt;</text:placeholder></text:p>
          </table:table-cell>
          <table:table-cell table:style-name="Tabella2.B4" office:value-type="string">
            <text:p text:style-name="P20"><text:placeholder text:placeholder-type="text">&lt;record[8]&gt;</text:placeholder></text:p>
          </table:table-cell>
          <table:table-cell table:style-name="Tabella2.C4" office:value-type="string">
            <text:p text:style-name="P20"><text:placeholder text:placeholder-type="text">&lt;record[9]&gt;</text:placeholder></text:p>
          </table:table-cell>
          <table:table-cell table:style-name="Tabella2.D4" office:value-type="string">
            <text:p text:style-name="P21"><text:placeholder text:placeholder-type="text">&lt;record[10]&gt;</text:placeholder></text:p>
          </table:table-cell>
          <table:table-cell table:style-name="Tabella2.A4" office:value-type="string">
            <text:p text:style-name="P20"><text:placeholder text:placeholder-type="text">&lt;record[11]&gt;</text:placeholder></text:p>
          </table:table-cell>
          <table:table-cell table:style-name="Tabella2.A4" office:value-type="string">
            <text:p text:style-name="P23"><text:placeholder text:placeholder-type="text">&lt;record[12]&gt;</text:placeholder></text:p>
          </table:table-cell>
          <table:table-cell table:style-name="Tabella2.B4" office:value-type="string">
            <text:p text:style-name="P20"><text:placeholder text:placeholder-type="text">&lt;record[13]&gt;</text:placeholder></text:p>
          </table:table-cell>
          <table:table-cell table:style-name="Tabella2.C4" office:value-type="string">
            <text:p text:style-name="P20"><text:placeholder text:placeholder-type="text">&lt;record[14]&gt;</text:placeholder></text:p>
          </table:table-cell>
          <table:table-cell table:style-name="Tabella2.P4" office:value-type="string">
            <text:p text:style-name="P20"><text:placeholder text:placeholder-type="text">&lt;record[15]&gt;</text:placeholder></text:p>
          </table:table-cell>
          <table:table-cell table:style-name="Tabella2.Q4" office:value-type="string">
            <text:p text:style-name="P20"><text:placeholder text:placeholder-type="text">&lt;record[16]&gt;</text:placeholder></text:p>
          </table:table-cell>
        </table:table-row>
        <table:table-row>
          <table:table-cell table:style-name="Tabella2.A3" table:number-columns-spanned="17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8T18:18:11.351970871</dc:date>
    <dc:creator>thebrush </dc:creator>
    <meta:editing-duration>PT20H12M18S</meta:editing-duration>
    <meta:editing-cycles>182</meta:editing-cycles>
    <meta:document-statistic meta:table-count="1" meta:image-count="0" meta:object-count="0" meta:page-count="1" meta:paragraph-count="43" meta:word-count="92" meta:character-count="677" meta:non-whitespace-character-count="582"/>
  </office:meta>
</office:document-meta>
</file>